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 style:list-style-name="L1">
      <style:text-properties fo:font-weight="bold" style:font-weight-asian="bold" style:font-weight-complex="bold"/>
    </style:style>
    <style:style style:name="P3" style:family="paragraph" style:parent-style-name="Standard" style:list-style-name="L2">
      <style:text-properties fo:font-weight="bold" style:font-weight-asian="bold" style:font-weight-complex="bold"/>
    </style:style>
    <style:style style:name="P4" style:family="paragraph" style:parent-style-name="Standard" style:list-style-name="L3">
      <style:text-properties fo:font-weight="bold" style:font-weight-asian="bold" style:font-weight-complex="bold"/>
    </style:style>
    <style:style style:name="P5" style:family="paragraph" style:parent-style-name="Standard" style:list-style-name="L4">
      <style:text-properties fo:font-weight="bold" style:font-weight-asian="bold" style:font-weight-complex="bold"/>
    </style:style>
    <style:style style:name="P6" style:family="paragraph" style:parent-style-name="Standard" style:list-style-name="L5">
      <style:text-properties fo:font-weight="bold" style:font-weight-asian="bold" style:font-weight-complex="bold"/>
    </style:style>
    <style:style style:name="P7" style:family="paragraph" style:parent-style-name="Standard"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Exercícios Teóricos </text:p>
      <text:list xml:id="list32206872" text:style-name="L1">
        <text:list-item>
          <text:p text:style-name="P2">Explique a necessidade da existência de instruções privilegiadas no suporte à realização do sistema operativo.</text:p>
        </text:list-item>
      </text:list>
      <text:p text:style-name="P1"><text:tab/><text:span text:style-name="T1">Existem instruções priviligiadas de forma a evitar que sejam executadas instruções sobre o kernel sem que sejam utilizadas as instruções da API do SO. Desta forma é possível manter uma camada de abstracção entre camada do Sistema Operativo e a camada do Hardware. </text:span></text:p>
      <text:p text:style-name="P1"><text:span text:style-name="T1"><text:tab/>Qualquer chamada deverá ser executada através de uma chamada ao sistema (em modo Utilizador) que por seu lado sabe como traduzir essa chamada em instruções que comunicam com o hardware do sistema (portos I/O, memória, etc).</text:span></text:p>
      <text:p text:style-name="P1"><text:span text:style-name="T1"><text:tab/>Evita-se desta forma o acesso indiscriminado à memória (protegendo as zonas de memória que não alocada (pelo SO) aos processos), a acesso directo e desprotegido às componentes de hardware (procedendo à gestão desses recursos e controlando o acesso às interrupções <text:s/>do sistema operativo) e o acesso ao código de sistema (que poderia ser utilizado para tornar o sistema menos estável). </text:span></text:p>
      <text:p text:style-name="P1"><text:span text:style-name="T1"><text:tab/>No modo Kernel (ou se de super user) o sistema operativo procede a acções que permitem que o seu código seja carregado para proceder ao arranque do sistema, que ganhe controlo do CPU através do “interrupt timer” e activar a protecção de acesso à memória.</text:span></text:p>
      <text:p text:style-name="Standard"/>
      <text:p text:style-name="Standard"/>
      <text:list xml:id="list32230330" text:style-name="L2">
        <text:list-item>
          <text:p text:style-name="P3">Nos sistemas operativos multiprogramados e multiutilizadores uma das acções realizadas, pelo núcleo, é a comutação de contexto (context switch). Diga em que consiste e em que circunstância é realizada. </text:p>
        </text:list-item>
      </text:list>
      <text:p text:style-name="P7"><text:tab/>O “context switch” consiste em guardar o estado de um processo e de restaurar esse processo mais tarde. Desta forma permite que múltiplos processo possam partilhar o mesmo processador, se este tiver disponibilidade.</text:p>
      <text:p text:style-name="P7"><text:tab/>É efectuado um “context switch” sempre que um processo esteja num modo idle (sem estar a fazer algo, ou então à espera de input). Assim é guardado o estado do processo, sendo este colocado na pilha de processos em “wait”, e quanto o processo estiver na pilha de processo em “ready” é recuperado o seu estado (da tabela PCB) e colocado em execução novamente.</text:p>
      <text:p text:style-name="Standard"/>
      <text:list xml:id="list32228939" text:style-name="L3">
        <text:list-item>
          <text:p text:style-name="P4">No decorrer da execução de uma tarefa esta vai mudando de estado. Esses estados são definidos pela actividade corrente das tarefas e atribuídos pelo <text:s/>sistema operativo. Descreva, genericamente, os principais estados em que uma tarefa se pode encontrar assim como as possíveis transições entre estados.</text:p>
        </text:list-item>
      </text:list>
      <text:p text:style-name="P7"><text:tab/>Estado 'Wait'</text:p>
      <text:p text:style-name="P7"><text:tab/>Estado 'Run'</text:p>
      <text:p text:style-name="P7"><text:tab/>Estado 'Ready'</text:p>
      <text:p text:style-name="P1"><text:tab/><text:span text:style-name="T1">'Ready' → 'Run'</text:span></text:p>
      <text:p text:style-name="P1"><text:span text:style-name="T1"><text:tab/>'Run' → 'Ready'</text:span></text:p>
      <text:p text:style-name="P1"><text:span text:style-name="T1"><text:tab/>'Run' → 'Wait'</text:span></text:p>
      <text:p text:style-name="P1"><text:span text:style-name="T1"><text:tab/>'Wait' → 'Ready'</text:span></text:p>
      <text:p text:style-name="P1"><text:tab/></text:p>
      <text:p text:style-name="P1"/>
      <text:list xml:id="list32211846" text:style-name="L4">
        <text:list-item>
          <text:p text:style-name="P5">Nos sistemas operativos actuais existem, geralmente, os conceitos de tarefa e processo. Assim, o programador tem a possibilidade de modular as suas aplicações com base em múltiplos processos ou em múltiplas tarefas. Aponte as principais vantagens/desvantagens pela adopção de cada uma das alternativas.</text:p>
        </text:list-item>
      </text:list>
      <text:p text:style-name="P1"/>
      <text:p text:style-name="Standard"/>
      <text:list xml:id="list32204751" text:style-name="L5">
        <text:list-item>
          <text:p text:style-name="P6">O sistema operativo multitarefa possui múltiplas tarefas em competição pelo(s) CPU(‘s). A decisão de qual a próxima tarefa a executar-se é responsabilidade do escalonador (scheduler). Num sistema que utilize um escalonamento com base no nível <text:soft-page-break/>de prioridade das tarefas indique o que entende por preemptive scheduling e em que consiste o conceito de starvation.</text:p>
        </text:list-item>
      </text:list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P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PT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Nuno Cancelo</meta:initial-creator>
    <meta:creation-date>2010-10-17T11:46:58.71</meta:creation-date>
    <dc:date>2010-10-17T13:50:00.93</dc:date>
    <dc:creator>Nuno Cancelo</dc:creator>
    <meta:editing-duration>PT01H14M30S</meta:editing-duration>
    <meta:editing-cycles>4</meta:editing-cycles>
    <meta:generator>OpenOffice.org/3.2$Win32 OpenOffice.org_project/320m18$Build-9502</meta:generator>
    <meta:document-statistic meta:table-count="0" meta:image-count="0" meta:object-count="0" meta:page-count="2" meta:paragraph-count="20" meta:word-count="497" meta:character-count="3115"/>
  </office:meta>
</office:document-meta>
</file>